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Pictures/2000024900002711000021F42CC27DD1.wmf" manifest:media-type=""/>
  <manifest:file-entry manifest:full-path="Pictures/10000000000000400000004077CDC8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automatic-styles>
    <style:style style:name="Tbl_5f_GroupField3" style:display-name="Tbl_GroupField3" style:family="table">
      <style:table-properties style:width="24.384cm" fo:margin-top="0cm" fo:margin-bottom="0.3cm" table:align="margins"/>
    </style:style>
    <style:style style:name="Tbl_5f_GroupField3.A" style:display-name="Tbl_GroupField3.A" style:family="table-column">
      <style:table-column-properties style:column-width="4.916cm" style:rel-column-width="13211*"/>
    </style:style>
    <style:style style:name="Tbl_5f_GroupField3.B" style:display-name="Tbl_GroupField3.B" style:family="table-column">
      <style:table-column-properties style:column-width="19.468cm" style:rel-column-width="52324*"/>
    </style:style>
    <style:style style:name="Tbl_5f_GroupField3.A1" style:display-name="Tbl_GroupField3.A1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bl_5f_GroupField3.B1" style:display-name="Tbl_GroupField3.B1" style:family="table-cell" style:data-style-name="N20100">
      <style:table-cell-properties fo:padding="0.101cm" fo:border-left="none" fo:border-right="none" fo:border-top="none" fo:border-bottom="1pt solid #808080"/>
    </style:style>
    <style:style style:name="P1" style:family="paragraph" style:parent-style-name="Header">
      <style:paragraph-properties fo:text-align="start" style:justify-single-word="false">
        <style:tab-stops>
          <style:tab-stop style:position="7.001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top" style:vertical-rel="paragraph" style:horizontal-pos="righ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bottom" style:vertical-rel="page-content" style:horizontal-pos="right" style:horizontal-rel="page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bottom" style:vertical-rel="paragraph" style:horizontal-pos="right" style:horizontal-rel="page-content" fo:padding="0cm" fo:border="none"/>
    </style:style>
    <style:style style:name="fr4" style:family="graphic" style:parent-style-name="Graphics">
      <style:graphic-properties fo:margin-left="0cm" fo:margin-right="0.3cm" style:wrap="parallel" style:number-wrapped-paragraphs="no-limit" style:wrap-contour="false" style:vertical-pos="middle" style:vertical-rel="text" style:horizontal-pos="left" style:horizontal-rel="page-content" fo:background-color="transparent" style:background-transparency="100%" style:mirror="none" fo:clip="rect(0cm, 0cm, 0cm, 0cm)" draw:luminance="0%" draw:contrast="0%" draw:red="0%" draw:green="0%" draw:blue="0%" draw:gamma="100%" draw:color-inversion="false" draw:image-opacity="99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20100" number:language="fr" number:country="FR">
      <number:text-content/>
    </number:text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hidden form:name="CommandType" form:control-implementation="ooo:com.sun.star.form.component.HiddenControl" xml:id="control1" form:id="control1" form:value="1"/>
          <form:hidden form:name="QueryName" form:control-implementation="ooo:com.sun.star.form.component.HiddenControl" xml:id="control2" form:id="control2" form:value="NomPnomVille"/>
          <form:hidden form:name="Command" form:control-implementation="ooo:com.sun.star.form.component.HiddenControl" xml:id="control3" form:id="control3"/>
          <form:hidden form:name="GroupFieldNames" form:control-implementation="ooo:com.sun.star.form.component.HiddenControl" xml:id="control4" form:id="control4" form:value="nom;ville;prenom"/>
          <form:hidden form:name="FieldNames" form:control-implementation="ooo:com.sun.star.form.component.HiddenControl" xml:id="control5" form:id="control5" form:value="nom;prenom;ville"/>
          <form:hidden form:name="Sorting" form:control-implementation="ooo:com.sun.star.form.component.HiddenControl" xml:id="control6" form:id="control6" form:value="nom,ASC;ville,ASC;prenom,DESC"/>
          <form:hidden form:name="RecordFieldNames" form:control-implementation="ooo:com.sun.star.form.component.HiddenControl" xml:id="control7" form:id="control7"/>
        </form:form>
      </office:forms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roupField1" text:name="GroupField1"/>
        <text:user-field-decl office:value-type="string" office:string-value="GroupField2" text:name="GroupField2"/>
        <text:user-field-decl office:value-type="string" office:string-value="GroupField3" text:name="GroupField3"/>
        <text:user-field-decl office:value-type="string" office:string-value="Prénom" text:name="prenom"/>
        <text:user-field-decl office:value-type="string" office:string-value="Nom" text:name="nom"/>
        <text:user-field-decl office:value-type="string" office:string-value="Ville" text:name="ville"/>
      </text:user-field-decls>
      <text:p text:style-name="P3"/>
      <table:table table:name="Tbl_GroupField3" table:style-name="Tbl_5f_GroupField3">
        <table:table-column table:style-name="Tbl_5f_GroupField3.A"/>
        <table:table-column table:style-name="Tbl_5f_GroupField3.B"/>
        <table:table-row>
          <table:table-cell table:style-name="Tbl_5f_GroupField3.A1" office:value-type="string">
            <text:p text:style-name="Tbl_5f_GroupField3_5f_Header"><text:user-field-get text:name="GroupField3">GroupField3</text:user-field-get></text:p>
          </table:table-cell>
          <table:table-cell table:style-name="Tbl_5f_GroupField3.B1" office:value-type="float" office:value="0">
            <text:p text:style-name="Tbl_5f_GroupField3_5f_Content">G3xxx</text:p>
          </table:table-cell>
        </table:table-row>
      </table:table>
      <text:p text:style-name="Standard"/>
      <text:p text:style-name="Standard"/>
      <text:section text:style-name="Sect1" text:name="CopyOfGroupField3">
        <text:section-source text:section-name="GroupField3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099cm" style:type="center"/>
          <style:tab-stop style:position="26.1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13.099cm" style:type="center"/>
          <style:tab-stop style:position="26.1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1" fo:font-family="Albany" style:font-style-name="Standar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family="Thorndale" style:font-style-name="Fett Kursiv" style:font-family-generic="roman" style:font-pitch="variabl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Tbl_5f_GroupField1_5f_Header" style:display-name="Tbl_GroupField1_Header" style:family="paragraph" style:parent-style-name="Table_20_Heading">
      <style:paragraph-properties fo:padding="0cm" fo:border="none"/>
      <style:text-properties fo:font-size="15pt" fo:font-style="normal"/>
    </style:style>
    <style:style style:name="Tbl_5f_GroupField1_5f_Content" style:display-name="Tbl_GroupField1_Content" style:family="paragraph" style:parent-style-name="Table_20_Contents">
      <style:paragraph-properties fo:padding="0cm" fo:border="none"/>
      <style:text-properties fo:font-size="15pt"/>
    </style:style>
    <style:style style:name="Tbl_5f_GroupField2_5f_Header" style:display-name="Tbl_GroupField2_Header" style:family="paragraph" style:parent-style-name="Table_20_Heading">
      <style:text-properties fo:color="#000000" fo:font-size="14pt" fo:font-style="normal"/>
    </style:style>
    <style:style style:name="Tbl_5f_GroupField2_5f_Content" style:display-name="Tbl_GroupField2_Content" style:family="paragraph" style:parent-style-name="Table_20_Contents">
      <style:text-properties fo:color="#000000" fo:font-size="14pt"/>
    </style:style>
    <style:style style:name="Tbl_5f_GroupField3_5f_Header" style:display-name="Tbl_GroupField3_Header" style:family="paragraph" style:parent-style-name="Table_20_Heading">
      <style:text-properties fo:font-size="13pt" fo:font-style="normal"/>
    </style:style>
    <style:style style:name="Tbl_5f_GroupField3_5f_Content" style:display-name="Tbl_GroupField3_Content" style:family="paragraph" style:parent-style-name="Table_20_Contents">
      <style:text-properties fo:font-size="13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01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top" style:vertical-rel="paragraph" style:horizontal-pos="righ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wrap="parallel" style:number-wrapped-paragraphs="no-limit" style:vertical-pos="bottom" style:vertical-rel="page-content" style:horizontal-pos="right" style:horizontal-rel="page-content" fo:padding="0cm" fo:border="none"/>
    </style:style>
    <style:style style:name="Mfr3" style:family="graphic" style:parent-style-name="Graphics">
      <style:graphic-properties fo:margin-left="0cm" fo:margin-right="0.3cm" style:wrap="parallel" style:number-wrapped-paragraphs="no-limit" style:wrap-contour="false" style:vertical-pos="middle" style:vertical-rel="text" style:horizontal-pos="left" style:horizontal-rel="page-content" fo:background-color="transparent" style:background-transparency="100%" style:mirror="none" fo:clip="rect(0cm, 0cm, 0cm, 0cm)" draw:luminance="0%" draw:contrast="0%" draw:red="0%" draw:green="0%" draw:blue="0%" draw:gamma="100%" draw:color-inversion="false" draw:image-opacity="99%" draw:color-mode="standard">
        <style:background-image/>
      </style:graphic-properties>
    </style:style>
    <style:style style:name="Mfr4" style:family="graphic" style:parent-style-name="Frame">
      <style:graphic-properties fo:margin-left="0cm" fo:margin-right="0cm" fo:margin-top="0cm" fo:margin-bottom="0cm" style:wrap="parallel" style:number-wrapped-paragraphs="no-limit" style:vertical-pos="bottom" style:vertical-rel="paragraph" style:horizontal-pos="right" style:horizontal-rel="page-content" fo:padding="0cm" fo:border="none"/>
    </style:style>
    <style:page-layout style:name="Mpm1">
      <style:page-layout-properties fo:page-width="27.94cm" fo:page-height="21.59cm" style:num-format="1" style:print-orientation="landscape" fo:margin-top="1.016cm" fo:margin-bottom="1.524cm" fo:margin-left="2.032cm" fo:margin-right="1.52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1.699cm" fo:margin-left="0cm" fo:margin-right="0cm" fo:margin-top="0.499cm" fo:border="none" fo:padding="0cm" fo:background-color="transparent">
          <style:background-image/>
        </style:header-footer-properties>
      </style:footer-style>
    </style:page-layout>
    <style:page-layout style:name="Mpm2">
      <style:page-layout-properties fo:page-width="27.94cm" fo:page-height="21.59cm" style:num-format="1" style:print-orientation="landscape" fo:margin-top="1.016cm" fo:margin-bottom="1.524cm" fo:margin-left="2.032cm" fo:margin-right="1.52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3" style:page-usage="left">
      <style:page-layout-properties fo:page-width="27.94cm" fo:page-height="21.59cm" style:num-format="1" style:print-orientation="landscape" fo:margin-top="1.016cm" fo:margin-bottom="1.524cm" fo:margin-left="1.524cm" fo:margin-right="2.03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2cm" fo:margin-left="0cm" fo:margin-right="0cm" fo:margin-bottom="0.508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4" style:page-usage="right">
      <style:page-layout-properties fo:page-width="27.94cm" fo:page-height="21.59cm" style:num-format="1" style:print-orientation="landscape" fo:margin-top="1.016cm" fo:margin-bottom="1.524cm" fo:margin-left="2.032cm" fo:margin-right="1.52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0.499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1" text:anchor-type="paragraph" svg:width="7.001cm" draw:z-index="0"><draw:text-box fo:min-height="2cm"><text:p text:style-name="Frame_20_contents"><text:tab/><text:span text:style-name="MT1">Author</text:span></text:p><text:p text:style-name="Frame_20_contents"><text:tab/><text:sender-firstname>oparihack</text:sender-firstname> <text:sender-lastname/></text:p></draw:text-box></draw:frame><text:title/></text:p>
      </style:header>
      <style:footer>
        <text:p text:style-name="Footer"><draw:frame draw:style-name="Mfr2" draw:name="2" text:anchor-type="paragraph" svg:width="2.999cm" svg:height="1.198cm" draw:z-index="0"><draw:text-box><text:p text:style-name="MP2">Date</text:p><text:p text:style-name="Frame_20_contents"><text:date style:data-style-name="N10036" text:date-value="2015-04-10T15:20:39.838220109" text:fixed="true">04/10/2015</text:date></text:p></draw:text-box></draw:frame>Page</text:p>
        <text:p text:style-name="Footer">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3" text:anchor-type="paragraph" svg:width="7.001cm" draw:z-index="0"><draw:text-box fo:min-height="2cm"><text:p text:style-name="Frame_20_contents"><text:tab/><text:span text:style-name="MT1">#authorconst#</text:span></text:p><text:p text:style-name="Frame_20_contents"><text:tab/><text:sender-firstname>oparihack</text:sender-firstname> <text:sender-lastname/></text:p></draw:text-box></draw:frame><draw:frame draw:style-name="Mfr3" draw:name="Controlling" text:anchor-type="as-char" svg:width="2.298cm" svg:height="1.998cm" draw:z-index="2"><draw:image xlink:href="Pictures/2000024900002711000021F42CC27DD1.wmf" xlink:type="simple" xlink:show="embed" xlink:actuate="onLoad"/></draw:frame><text:title/></text:p>
      </style:header>
      <style:footer>
        <text:p text:style-name="Footer"><draw:frame draw:style-name="Mfr2" draw:name="4" text:anchor-type="paragraph" svg:width="2.999cm" svg:height="1.198cm" draw:z-index="1"><draw:text-box><text:p text:style-name="MP2">#dateconst#</text:p><text:p text:style-name="Frame_20_contents"><text:date style:data-style-name="N10036" text:date-value="2015-04-10T15:20:39.846797939" text:fixed="true">04/10/2015</text:date></text:p></draw:text-box></draw:frame>#pageconst#</text:p>
        <text:p text:style-name="Footer"><text:page-number text:select-page="current">1</text:page-number>/<text:page-count>1</text:page-count></text:p>
      </style:footer>
    </style:master-page>
    <style:master-page style:name="Left_20_Page" style:display-name="Left Page" style:page-layout-name="Mpm3" style:next-style-name="Right_20_Page">
      <style:header>
        <text:p text:style-name="MP1"><draw:frame draw:style-name="Mfr1" draw:name="6" text:anchor-type="paragraph" svg:width="7.001cm" draw:z-index="0"><draw:text-box fo:min-height="2cm"><text:p text:style-name="Frame_20_contents"><text:tab/><text:span text:style-name="MT1">Author</text:span></text:p><text:p text:style-name="Frame_20_contents"><text:tab/><text:sender-firstname>oparihack</text:sender-firstname> <text:sender-lastname/></text:p></draw:text-box></draw:frame><text:title/></text:p>
      </style:header>
      <style:footer>
        <text:p text:style-name="Footer"><draw:frame draw:style-name="Mfr4" draw:name="5" text:anchor-type="paragraph" svg:width="2.999cm" svg:height="1.198cm" draw:z-index="0"><draw:text-box><text:p text:style-name="MP2">Date</text:p><text:p text:style-name="Frame_20_contents"><text:date style:data-style-name="N10036" text:date-value="2015-04-10T15:20:39.848324283" text:fixed="true">04/10/2015</text:date></text:p></draw:text-box></draw:frame>Page</text:p>
        <text:p text:style-name="Footer"><text:page-number text:select-page="current">0</text:page-number>/<text:page-count>1</text:page-count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7" text:anchor-type="paragraph" svg:width="7.001cm" draw:z-index="0"><draw:text-box fo:min-height="2cm"><text:p text:style-name="Frame_20_contents"><text:tab/><text:span text:style-name="MT1">Author</text:span></text:p><text:p text:style-name="Frame_20_contents"><text:tab/><text:sender-firstname>oparihack</text:sender-firstname> <text:sender-lastname/></text:p></draw:text-box></draw:frame><text:title/></text:p>
      </style:header>
      <style:footer>
        <text:p text:style-name="Footer"><draw:frame draw:style-name="Mfr4" draw:name="8" text:anchor-type="paragraph" svg:width="2.999cm" svg:height="1.198cm" draw:z-index="0"><draw:text-box><text:p text:style-name="MP2">Date</text:p><text:p text:style-name="Frame_20_contents"><text:date style:data-style-name="N10036" text:date-value="2015-04-10T15:20:39.849736215" text:fixed="true">04/10/2015</text:date></text:p></draw:text-box></draw:frame>Page</text:p>
        <text:p text:style-name="Footer"><text:page-number text:select-page="current">0</text:page-number>/<text:page-count>1</text:page-count></text:p>
      </style:footer>
    </style:master-page>
    <style:master-page style:name="Endnote" style:page-layout-name="Mpm5"/>
  </office:master-styles>
</office:document-styles>
</file>